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70c75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paragraph-rsid="00170c75"/>
    </style:style>
    <style:style style:name="P3" style:family="paragraph" style:parent-style-name="Standard" style:list-style-name="L2">
      <style:text-properties officeooo:paragraph-rsid="00170c7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rdre du jour : </text:p>
      <text:list xml:id="list618608466" text:style-name="L1">
        <text:list-item>
          <text:p text:style-name="P1">GitHub</text:p>
        </text:list-item>
        <text:list-item>
          <text:p text:style-name="P1">Deadline et organisation grossière</text:p>
        </text:list-item>
        <text:list-item>
          <text:p text:style-name="P1">Plannification fiche PT</text:p>
        </text:list-item>
      </text:list>
      <text:p text:style-name="Standard"/>
      <text:p text:style-name="Standard">Nom : Wizards N Dices </text:p>
      <text:p text:style-name="Standard"/>
      <text:p text:style-name="P2">Sondage entre : Wizards Of The Drôme ; Wizards And Dices ; Nerd'E'Commerce ; Spells And Swords &lt; OU &gt; Spells And Daggers</text:p>
      <text:p text:style-name="P2"><text:tab/>75 % pour Wizards N Dices</text:p>
      <text:p text:style-name="Standard"/>
      <text:p text:style-name="Standard">GitHub :</text:p>
      <text:list xml:id="list1971178467" text:style-name="L2">
        <text:list-item>
          <text:p text:style-name="P3">Un compte détient le répos, des gens "fork" le repos de leur compte </text:p>
        </text:list-item>
        <text:list-item>
          <text:p text:style-name="P3">La fork se synchronise avec le répos maître, chacun fait c'est commit </text:p>
          <text:list>
            <text:list-header>
              <text:p text:style-name="P3">Maitre = répos stable (PROD) ; Fork = répos de test (TEST)</text:p>
            </text:list-header>
          </text:list>
        </text:list-item>
        <text:list-item>
          <text:p text:style-name="P3">Quand on veut pousser, on utilise une "pull request" : demande de fusionner son travail avec le répos maître</text:p>
        </text:list-item>
        <text:list-item>
          <text:p text:style-name="P3">Quand conflit de merge : même doc modifié par 2 utilisateurs différents =&gt; possibilité de fusionner les 2 changements</text:p>
        </text:list-item>
        <text:list-item>
          <text:p text:style-name="P3">QUAND ON BOSSE SUR QUOI QUE ÇA SOIT ==&gt; NOUVELLE BRANCHE</text:p>
          <text:list>
            <text:list-item>
              <text:list>
                <text:list-header>
                  <text:p text:style-name="P3">JAMAIS POUSSER DIRECTEMENT SUR LA BRANCHE MAÎTRE</text:p>
                </text:list-header>
              </text:list>
            </text:list-item>
          </text:list>
        </text:list-item>
        <text:list-item>
          <text:p text:style-name="P3">Création du répos : nom du projet</text:p>
          <text:p text:style-name="P3">Chacun en séparé :</text:p>
        </text:list-item>
        <text:list-item>
          <text:p text:style-name="P3">Création de nos comptes </text:p>
        </text:list-item>
        <text:list-item>
          <text:p text:style-name="P3">Installation de Git et GitKraken</text:p>
        </text:list-item>
        <text:list-item>
          <text:p text:style-name="P3">Création d'une clé public/privé et association au compte GitHub pour authentification sécurisé qaudn Git fait des commit/push/et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9:51:51.373000000</meta:creation-date>
    <dc:date>2024-10-09T19:52:53.025000000</dc:date>
    <meta:editing-duration>PT1M2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0" meta:word-count="193" meta:character-count="1031" meta:non-whitespace-character-count="867"/>
  </office:meta>
</office:document-meta>
</file>